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0512a9" officeooo:paragraph-rsid="000512a9"/>
    </style:style>
    <style:style style:name="P2" style:family="paragraph" style:parent-style-name="Text_20_body">
      <style:text-properties style:font-name="Arial" officeooo:rsid="001188a2" officeooo:paragraph-rsid="001188a2"/>
    </style:style>
    <style:style style:name="P3" style:family="paragraph" style:parent-style-name="Text_20_body">
      <style:text-properties style:font-name="Arial" officeooo:rsid="00074480" officeooo:paragraph-rsid="000359f9"/>
    </style:style>
    <style:style style:name="P4" style:family="paragraph" style:parent-style-name="Text_20_body">
      <style:text-properties style:font-name="Arial" officeooo:rsid="00074480" officeooo:paragraph-rsid="001b1fea"/>
    </style:style>
    <style:style style:name="P5" style:family="paragraph" style:parent-style-name="Text_20_body">
      <style:paragraph-properties fo:text-align="justify" style:justify-single-word="false"/>
      <style:text-properties style:font-name="Arial" officeooo:paragraph-rsid="00199e66"/>
    </style:style>
    <style:style style:name="P6" style:family="paragraph" style:parent-style-name="Text_20_body">
      <style:text-properties officeooo:paragraph-rsid="001b1fea"/>
    </style:style>
    <style:style style:name="P7" style:family="paragraph" style:parent-style-name="Text_20_body">
      <style:paragraph-properties fo:margin-top="0cm" fo:margin-bottom="0.247cm" loext:contextual-spacing="false" fo:line-height="115%" fo:text-align="justify" style:justify-single-word="false"/>
      <style:text-properties style:font-name="Arial" officeooo:rsid="00074480" officeooo:paragraph-rsid="000359f9"/>
    </style:style>
    <style:style style:name="P8" style:family="paragraph" style:parent-style-name="Text_20_body">
      <style:paragraph-properties fo:margin-top="0cm" fo:margin-bottom="0.247cm" loext:contextual-spacing="false" fo:line-height="100%"/>
      <style:text-properties style:font-name="Arial" officeooo:rsid="00074480" officeooo:paragraph-rsid="000359f9"/>
    </style:style>
    <style:style style:name="P9" style:family="paragraph" style:parent-style-name="Title">
      <style:text-properties style:font-name="Arial" officeooo:rsid="00074480" officeooo:paragraph-rsid="000359f9"/>
    </style:style>
    <style:style style:name="P10" style:family="paragraph" style:parent-style-name="Text_20_body" style:list-style-name="L2">
      <style:text-properties style:font-name="Arial" officeooo:rsid="00199e66" officeooo:paragraph-rsid="000359f9"/>
    </style:style>
    <style:style style:name="P11" style:family="paragraph" style:parent-style-name="Text_20_body" style:list-style-name="L3">
      <style:text-properties style:font-name="Arial" officeooo:rsid="001b22c7" officeooo:paragraph-rsid="001b22c7"/>
    </style:style>
    <style:style style:name="P12" style:family="paragraph" style:parent-style-name="Text_20_body" style:list-style-name="L3">
      <style:text-properties style:font-name="Arial" officeooo:rsid="00074480" officeooo:paragraph-rsid="000359f9"/>
    </style:style>
    <style:style style:name="P13" style:family="paragraph" style:parent-style-name="Text_20_body" style:list-style-name="L1">
      <style:paragraph-properties fo:margin-top="0cm" fo:margin-bottom="0.247cm" loext:contextual-spacing="false" fo:line-height="100%"/>
      <style:text-properties style:font-name="Arial" officeooo:rsid="00074480" officeooo:paragraph-rsid="000359f9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74480"/>
    </style:style>
    <style:style style:name="T3" style:family="text">
      <style:text-properties fo:font-variant="normal" fo:text-transform="none" fo:color="#000000" fo:letter-spacing="normal" fo:font-style="normal" fo:font-weight="normal" officeooo:rsid="001b9a04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074480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b1fea" style:font-size-asian="12pt" style:font-size-complex="12pt"/>
    </style:style>
    <style:style style:name="T6" style:family="text">
      <style:text-properties officeooo:rsid="00074480"/>
    </style:style>
    <style:style style:name="T7" style:family="text">
      <style:text-properties officeooo:rsid="001b1fea"/>
    </style:style>
    <style:style style:name="T8" style:family="text">
      <style:text-properties style:font-name="Arial" officeooo:rsid="00074480"/>
    </style:style>
    <style:style style:name="T9" style:family="text">
      <style:text-properties style:font-name="Arial" officeooo:rsid="001b1fea"/>
    </style:style>
    <style:style style:name="T10" style:family="text">
      <style:text-properties fo:color="#000000" officeooo:rsid="00074480"/>
    </style:style>
    <style:style style:name="T11" style:family="text">
      <style:text-properties fo:color="#000000" officeooo:rsid="001b1fea"/>
    </style:style>
    <style:style style:name="T12" style:family="text">
      <style:text-properties fo:color="#000000" officeooo:rsid="001b9a04"/>
    </style:style>
    <style:style style:name="T13" style:family="text">
      <style:text-properties officeooo:rsid="001b9a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!!!WICHTIGE INFORMATION!!!</text:p>
      <text:p text:style-name="P3"/>
      <text:p text:style-name="P7">Uuups, deine persönliche Geburtstagswebsite wurde verschlüsselt! Um sie trotzdem sehen zu können, musst du alle Sperren innerhalb <text:span text:style-name="T13">einer halben</text:span> Stunde überwinden. Dazu musst du den Anweisungen genau folgen. Zuerst benötigst du folgende Sachen:</text:p>
      <text:p text:style-name="P7"/>
      <text:list xml:id="list2015773997" text:style-name="L1">
        <text:list-item>
          <text:p text:style-name="P13">Einen Computer (Verwendest du ein Handy, so wirst du an der letzten Sperre</text:p>
        </text:list-item>
      </text:list>
      <text:p text:style-name="P8">scheitern!)</text:p>
      <text:list xml:id="list1475487553" text:style-name="L2">
        <text:list-item>
          <text:p text:style-name="P10">Am besten entweder Chrome oder Firefox als Browser. (Andere funktionieren wahrscheinlich auch, habe ich aber nicht getestet…)</text:p>
        </text:list-item>
      </text:list>
      <text:list xml:id="list3836039491" text:style-name="L3">
        <text:list-item>
          <text:p text:style-name="P11">Ein Blatt Papier zum Mitschreiben.</text:p>
        </text:list-item>
        <text:list-item>
          <text:p text:style-name="P12">Ein wenig Zeit und Motivation.</text:p>
        </text:list-item>
      </text:list>
      <text:p text:style-name="P3"/>
      <text:p text:style-name="P3">Bist du bereit? Dann beginnen wir mit dem ersten Tipp:</text:p>
      <text:p text:style-name="P5"><text:span text:style-name="T6">Am 09.06. ist nicht nur dein Geburtstag, sondern auch noch der</text:span><text:span text:style-name="T10"> „</text:span><text:span text:style-name="T12">Donald Duck Tag</text:span><text:span text:style-name="T2">“. </text:span><text:span text:style-name="T3">Wer hätte das erwartet… </text:span><text:span text:style-name="T10">Doch in welchem Jahr </text:span><text:span text:style-name="T12">trat Donald Duck das erste Mal in einem Film auf</text:span><text:span text:style-name="T4">? </text:span><text:span text:style-name="T5">Dieses Jahr ist nämlich dein Passwort!</text:span></text:p>
      <text:p text:style-name="P4">Für Informationen zum <text:span text:style-name="T3">Donald Duck Tag</text:span> folge <text:span text:style-name="T13">einfach </text:span>diesem Link:</text:p>
      <text:p text:style-name="P3"><text:a xlink:type="simple" xlink:href="https://welcher-tag-ist-heute.org/aktionstage/donald-duck-tag" text:style-name="Internet_20_link" text:visited-style-name="Visited_20_Internet_20_Link">https://welcher-tag-ist-heute.org/aktionstage/donald-duck-tag</text:a></text:p>
      <text:p text:style-name="P6"><text:span text:style-name="T8">Gib nun auf deinem Computer einfach </text:span><text:a xlink:type="simple" xlink:href="http://wwwlab.cs.univie.ac.at/~gludovatzr98/" text:style-name="Internet_20_link" text:visited-style-name="Visited_20_Internet_20_Link">http://wwwlab.cs.univie.ac.at/~gludovatzr98/</text:a><text:span text:style-name="T8"> ein </text:span><text:span text:style-name="T9">(wollte jetzt keine eigene Domain kaufen :P )</text:span><text:span text:style-name="T8"> und beginne damit das Spiel!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29:15.713852327</meta:creation-date>
    <dc:date>2020-06-08T21:37:34.932476122</dc:date>
    <meta:editing-duration>PT1H42M22S</meta:editing-duration>
    <meta:editing-cycles>18</meta:editing-cycles>
    <meta:generator>LibreOffice/6.2.8.2$Linux_X86_64 LibreOffice_project/f82ddfca21ebc1e222a662a32b25c0c9d20169ee</meta:generator>
    <meta:document-statistic meta:table-count="0" meta:image-count="0" meta:object-count="0" meta:page-count="1" meta:paragraph-count="12" meta:word-count="160" meta:character-count="1099" meta:non-whitespace-character-count="955"/>
  </office:meta>
</office:document-meta>
</file>